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0d62dc"/>
    </style:style>
    <style:style style:name="P2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uk" fo:country="UA" fo:font-weight="bold" officeooo:rsid="000b56e6" officeooo:paragraph-rsid="000b56e6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af610"/>
    </style:style>
    <style:style style:name="P4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officeooo:rsid="000b56e6" officeooo:paragraph-rsid="000b56e6" style:font-size-asian="14pt" style:font-name-complex="Times New Roman1" style:font-size-complex="14pt"/>
    </style:style>
    <style:style style:name="P5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officeooo:rsid="0012ab6f" officeooo:paragraph-rsid="0012ab6f" style:font-size-asian="14pt" style:font-name-complex="Times New Roman1" style:font-size-complex="14pt"/>
    </style:style>
    <style:style style:name="P7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officeooo:rsid="00142ee7" officeooo:paragraph-rsid="00142ee7" style:font-size-asian="14pt" style:font-name-complex="Times New Roman1" style:font-size-complex="14pt"/>
    </style:style>
    <style:style style:name="P8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officeooo:rsid="00156030" officeooo:paragraph-rsid="00156030" style:font-size-asian="14pt" style:font-name-complex="Times New Roman1" style:font-size-complex="14pt"/>
    </style:style>
    <style:style style:name="P9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officeooo:rsid="00174c3b" officeooo:paragraph-rsid="00174c3b" style:font-size-asian="14pt" style:font-name-complex="Times New Roman1" style:font-size-complex="14pt"/>
    </style:style>
    <style:style style:name="P10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officeooo:rsid="0017d8af" officeooo:paragraph-rsid="0017d8af" style:font-size-asian="14pt" style:font-name-complex="Times New Roman1" style:font-size-complex="14pt"/>
    </style:style>
    <style:style style:name="P11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fo:language="uk" fo:country="UA" officeooo:rsid="00191d4c" officeooo:paragraph-rsid="00191d4c" style:font-size-asian="14pt" style:font-name-complex="Times New Roman1" style:font-size-complex="14pt"/>
    </style:style>
    <style:style style:name="P12" style:family="paragraph" style:parent-style-name="List_20_Paragraph" style:list-style-name="WWNum9">
      <style:paragraph-properties fo:line-height="150%" fo:text-align="justify" style:justify-single-word="false"/>
      <style:text-properties officeooo:paragraph-rsid="0011db51"/>
    </style:style>
    <style:style style:name="P13" style:family="paragraph" style:parent-style-name="List_20_Paragraph" style:list-style-name="WWNum9">
      <style:paragraph-properties fo:line-height="150%" fo:text-align="justify" style:justify-single-word="false"/>
      <style:text-properties officeooo:rsid="00140d0d" officeooo:paragraph-rsid="00140d0d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0ca42b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ea2ab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0f2ebc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0f5146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1353a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1db51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af610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fo:font-weight="normal" officeooo:rsid="000ca42b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language="uk" fo:country="UA" fo:font-style="normal" style:text-underline-style="none" fo:font-weight="normal" officeooo:rsid="000ea2ab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language="uk" fo:country="UA" fo:font-style="normal" style:text-underline-style="none" fo:font-weight="normal" officeooo:rsid="000ca42b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uk" fo:country="UA" fo:font-style="normal" style:text-underline-style="none" fo:font-weight="normal" officeooo:rsid="000ca42b" style:text-blinking="false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Liberation Serif" fo:font-size="14pt" fo:language="uk" fo:country="UA" style:text-underline-style="none" fo:font-weight="normal" officeooo:rsid="000ca42b" style:font-size-asian="14pt" style:font-weight-asian="normal" style:font-name-complex="Times New Roman1" style:font-size-complex="14pt" style:font-weight-complex="normal"/>
    </style:style>
    <style:style style:name="T14" style:family="text">
      <style:text-properties officeooo:rsid="00140d0d"/>
    </style:style>
    <style:style style:name="T15" style:family="text">
      <style:text-properties officeooo:rsid="00155d1b"/>
    </style:style>
    <style:style style:name="T16" style:family="text">
      <style:text-properties officeooo:rsid="0017d8af"/>
    </style:style>
    <style:style style:name="T17" style:family="text">
      <style:text-properties officeooo:rsid="001a905e"/>
    </style:style>
    <style:style style:name="T18" style:family="text">
      <style:text-properties style:font-name="Liberation Serif" fo:font-size="14pt" fo:language="uk" fo:country="UA" officeooo:rsid="001af610" style:font-size-asian="14pt" style:font-name-complex="Times New Roman1" style:font-size-complex="14pt"/>
    </style:style>
    <style:style style:name="T19" style:family="text">
      <style:text-properties style:font-name="Liberation Serif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віт до лабораторної роботи №3(проекту)</text:p>
      <text:p text:style-name="P1"><text:span text:style-name="T13">Для виконання лабораторної/проекту я обрав бібліотеку OpenCV. </text:span><text:span text:style-name="T10">Це </text:span><text:span text:style-name="T11">бібліотека функцій та алгоритмів </text:span><text:a xlink:type="simple" xlink:href="https://uk.wikipedia.org/wiki/Комп%27ютерний_зір" text:style-name="Internet_20_link" text:visited-style-name="Visited_20_Internet_20_Link"><text:span text:style-name="T12">комп'ютерного зору</text:span></text:a><text:span text:style-name="T11">, </text:span><text:span text:style-name="T10">обробки зображень</text:span><text:span text:style-name="T12"> </text:span><text:span text:style-name="T11">і чисельних алгоритмів загального призначення з </text:span><text:a xlink:type="simple" xlink:href="https://uk.wikipedia.org/wiki/Відкрите_програмне_забезпечення" text:style-name="Internet_20_link" text:visited-style-name="Visited_20_Internet_20_Link"><text:span text:style-name="T12">відкритим кодом</text:span></text:a><text:span text:style-name="T11">. Бібліотека надає засоби для обробки і аналізу вмісту зображень, у тому числі розпізнавання об'єктів на фотографіях (наприклад, осіб і фігур людей, тексту тощо), відстежування руху об'єктів, перетворення зображень, застосування методів машинного навчання і виявлення загальних елементів на різних зображеннях</text:span><text:span text:style-name="T9">(</text:span><text:a xlink:type="simple" xlink:href="https://opencv.org/" text:style-name="Internet_20_link" text:visited-style-name="Visited_20_Internet_20_Link"><text:span text:style-name="T1">https://opencv.org/</text:span></text:a><text:span text:style-name="T2">)</text:span><text:span text:style-name="T9">.</text:span></text:p>
      <text:list xml:id="list2514785197" text:style-name="WWNum9">
        <text:list-item>
          <text:p text:style-name="P4">Робота з веб-камерою, <text:span text:style-name="T16">обробка зображень, </text:span>розпізнавання обличчя та його аналіз.</text:p>
        </text:list-item>
        <text:list-item>
          <text:p text:style-name="P4">Через популярність даної бібліотеки. Під час пошуку інформації щодо того як реалізувати розпізнавання облич більш ніж на половині ресурсів використовуть цю бібліотеку. Тому я навіть не шукав інші варіанти, бо, якщо бібліотека є дуже популярною, то скоріш за все нею буде зручно користуватися, а у разі виникнення проблем ти скоріш за все зможеш швидко знайти спосіб їх вирішити.</text:p>
        </text:list-item>
        <text:list-item>
          <text:p text:style-name="P12"><text:span text:style-name="T2">На офіційних ресурсах вказано д</text:span><text:span text:style-name="T3">ва способи встановлення бібліотеки </text:span><text:span text:style-name="T4">на Ubuntu</text:span><text:span text:style-name="T3">, </text:span><text:span text:style-name="T4">зокрема для роботи з Python</text:span><text:span text:style-name="T7">(</text:span><text:a xlink:type="simple" xlink:href="https://docs.opencv.org/4.1.2/d2/de6/tutorial_py_setup_in_ubuntu.html" text:style-name="Internet_20_link" text:visited-style-name="Visited_20_Internet_20_Link"><text:span text:style-name="T7">https://docs.opencv.org/4.1.2/d2/de6/tutorial_py_setup_in_ubuntu.html</text:span></text:a><text:span text:style-name="T7">)</text:span><text:span text:style-name="T3">: </text:span><text:span text:style-name="T5">завантаження готової збірки через apt-get або самостійна збірка з попереднім завантаженням необхідного софту</text:span><text:span text:style-name="T6">(описаний достатньо зрозуміло)</text:span><text:span text:style-name="T5">. Спочатку я спробував перший варіант, але він встановив OpenCV для Python2 (стара версія мови), тоді я спробував другий спосіб, </text:span><text:span text:style-name="T6">але, після імпорту бібліотек та спроби відобразити відео з веб-камери, виникла помилка(я не дуже зрозумів, чи це баг у версії бібліотеки, яку я встановив, чи може я просто зробив </text:span><text:soft-page-break/><text:span text:style-name="T6">щось неправильно під час інсталювання). Після цього я </text:span><text:span text:style-name="T7">видалив встановлену збірку,</text:span><text:span text:style-name="T6"> знайшов неофційну (трохи ранішої версії) на PyPi та встановив її через pip3, відобразити відео з веб-камери вдалося.</text:span></text:p>
        </text:list-item>
        <text:list-item>
          <text:p text:style-name="P6">50/50, як на мене, не вистачає опису параметрів методів, або значень які вони повертають(не в сенсі типів даних, а в тому які висновки можна з них робити<text:span text:style-name="T14">), наприклад confidence у методу predict у класі FaceRecognizer. Спочатку я думав, що це значення змінюється від 0 до 100 і є відсотком впевненості в тому, що на картинці обличчя саме тієї людини, яка розпізнається. Проте протестувавши деякі набори зображень я зрозумів, що значення насправді мже бути більшим, ніж 100 і навпаки чим воно ближче до 0, тим вірогідніше, що на зображенні та людина, обличчя якої розпізнається. </text:span></text:p>
        </text:list-item>
        <text:list-item>
          <text:p text:style-name="P13"><text:span text:style-name="T1">Достатньо зрозуміло, найменування класів та функцій відображають їх призначення, але інколи не є зрозумілим як інтерпретувати отримані значення, що я вже зазначив у п. 4.</text:span></text:p>
        </text:list-item>
        <text:list-item>
          <text:p text:style-name="P7">Ні <text:span text:style-name="T15">надлишковий код писати не довелося</text:span>, бібліотека достатньо велика і містить багато функцій для роботи з зображеннями(знаходження потрібних деталей на фото, <text:span text:style-name="T15">зміна кольору та розміру, нанесення певних <text:s/>елементів і т.д.). Наприклад після того, як камера знімає зображення, я можу отримати координати усіх облич, що на ньому є, та за допомогою слайсінгу вирізати обличчя як окремі зображення, користуючись виключно можливостями бібліотеки.</text:span></text:p>
        </text:list-item>
        <text:list-item>
          <text:p text:style-name="P8">Поведінка класів та функцій була зрозумілою, окрім моменту, що я зазначив у п. 4, а також моменту коли я хотів протестувати FisherFaceRecognizer, але метод train, який успадкований від FaceRecognizer(як і у випадку з класами LBPHFaceRecognizer та EigenFaceRecognizer) переривався з помилкою(такого не було в інших <text:soft-page-break/>розпізнавачах і я очікував, що метод буде працювати корректно), пофіксити яку я не зміг, бо не знайшов відповіді за traceback’ом, відображеним після помилки.</text:p>
        </text:list-item>
        <text:list-item>
          <text:p text:style-name="P9">Взаємодія між класами та функціями здебільшого проявлялася у тому, що певний клас/функція могли використовувати результати роботи інших класів/функцій, які не є специфічними типами, що існують лише у цій бібліотеці. Тобто класи та функції не є сильно пов’язаними і взаємодію між ними визначена здебільшого людиною, що використовує бібліотеку<text:span text:style-name="T16">(я маю на увазі, що немає певного каркасу, що необхідний для роботи, як при використанні фреймворків)</text:span>. Як можна використати результати роботи одного класу/функції у іншому було цілком зрозуміло.</text:p>
        </text:list-item>
        <text:list-item>
          <text:p text:style-name="P10">Проблеми, які виникнули я описував вище, якщо підсумувати, то а) проблему з неправильною роботою після встановлення бібліотеки способом, що описано на офіційному сайті, я вирішив перевстановленням через pip3; б) проблему з розумінням, як інтерпретувати confidence в методі predict, я вирішіив методом “тику”; в) проблему з методом train у FisherFaceRecognizer я не зміг вирішити. Можливо, я погано гуглив, але, чесно кажучи, я очікував на більшу кількість інформації щодо різного роду проблем, бо бібліотека є популярною.</text:p>
        </text:list-item>
        <text:list-item>
          <text:p text:style-name="P11"><text:bookmark text:name="OLE_LINK2"/><text:bookmark text:name="OLE_LINK1"/><text:s/><text:bookmark-start text:name="OLE_LINK4"/><text:bookmark-start text:name="OLE_LINK3"/>Б<text:bookmark-end text:name="OLE_LINK4"/><text:bookmark-end text:name="OLE_LINK3"/>ібліотека містить багато функцій, тому тобі не потрібно писати багато зайвого коду, алгоритми знаходження облич працюють на відмінно, LBHPFaceRecognizer працює достатньо непогано і не потребує при цьому великої кількості даних.</text:p>
        </text:list-item>
        <text:list-item>
          <text:p text:style-name="P11"><text:s/>З урахуванням спрямованості бібліотеки, я очікував на те, що буде більше пояснень щодо інтерпретації деяких параметрів та значень, що <text:soft-page-break/>повертаються, <text:span text:style-name="T17">можливі помилки при встановленні з офіційних ресурсів.</text:span></text:p>
        </text:list-item>
        <text:list-item>
          <text:p text:style-name="P5"><text:span text:style-name="T17"><text:s/>Можна було б спробувати створити нейронну мережу для розпізнавання облич, використовуючи Tensorflow або PyTorch, замість використання готового розпізнавача.</text:span></text:p>
        </text:list-item>
      </text:list>
      <text:p text:style-name="P3"><text:span text:style-name="T8">Хочу зазначити, що деякі баги, проблеми у роботі з бібліотекою могли виникнути внаслідок того, що я використовував неофіційну збірку і хоча вона й має 52 мільйони завантажень (</text:span><text:a xlink:type="simple" xlink:href="https://pypi.org/project/opencv-python/" text:style-name="Internet_20_link" text:visited-style-name="Visited_20_Internet_20_Link"><text:span text:style-name="T1">https://pypi.org/project/opencv-python/</text:span></text:a><text:span text:style-name="T8">) я не можу стверджувати, що помилки сталися саме через розробників бібліотеки.</text:span></text:p>
      <text:p text:style-name="P3"><text:span text:style-name="T8"/></text:p>
      <text:p text:style-name="P3"><text:span text:style-name="T8">Документація:</text:span><text:span text:style-name="T18"> </text:span></text:p>
      <text:p text:style-name="P3"><text:a xlink:type="simple" xlink:href="https://docs.opencv.org/master/" text:style-name="Internet_20_link" text:visited-style-name="Visited_20_Internet_20_Link"><text:span text:style-name="T19">https://docs.opencv.org/master/</text:span></text:a></text:p>
      <text:p text:style-name="P3"><text:span text:style-name="T19"/></text:p>
      <text:p text:style-name="P3"><text:span text:style-name="T19"/></text:p>
      <text:p text:style-name="P3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7" style:display-name="ListLabel 37" style:family="text">
      <style:text-properties style:text-position="0% 100%"/>
    </style:style>
    <style:style style:name="ListLabel_20_38" style:display-name="ListLabel 38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6" style:display-name="ListLabel 46" style:family="text">
      <style:text-properties style:text-position="0% 100%"/>
    </style:style>
    <style:style style:name="ListLabel_20_47" style:display-name="ListLabel 47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Arial" style:font-family-asian="Arial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4pt" fo:language="uk" fo:country="UA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ereb</meta:initial-creator>
    <meta:editing-cycles>16</meta:editing-cycles>
    <meta:creation-date>2018-09-04T22:21:00</meta:creation-date>
    <dc:date>2019-11-26T22:00:05.819890897</dc:date>
    <meta:editing-duration>PT5H23M38S</meta:editing-duration>
    <meta:generator>LibreOffice/6.0.7.3$Linux_X86_64 LibreOffice_project/00m0$Build-3</meta:generator>
    <meta:document-statistic meta:table-count="0" meta:image-count="0" meta:object-count="0" meta:page-count="4" meta:paragraph-count="17" meta:word-count="763" meta:character-count="5511" meta:non-whitespace-character-count="47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